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2"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style:font-name="Times New Roman" fo:font-size="24pt" style:font-size-asian="24pt" style:font-size-complex="24pt"/>
    </style:style>
    <style:style style:name="T13" style:family="text">
      <style:text-properties style:font-name="Times New Roman" fo:font-size="22pt" style:font-size-asian="22pt" style:font-size-complex="22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22pt" style:font-size-asian="22pt" style:font-size-complex="22pt"/>
    </style:style>
    <style:style style:name="T17" style:family="text">
      <style:text-properties fo:font-size="14pt" fo:font-style="normal" style:font-size-asian="14pt" style:font-style-asian="normal" style:font-size-complex="14pt" style:font-style-complex="normal"/>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18pt" style:font-size-asian="18pt" style:font-size-complex="18pt"/>
    </style:style>
    <style:style style:name="T21" style:family="text">
      <style:text-properties fo:font-size="22pt" fo:font-style="italic" style:font-size-asian="22pt" style:font-style-asian="italic" style:font-size-complex="22pt" style:font-style-complex="italic"/>
    </style:style>
    <style:style style:name="T22"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size="16pt" style:font-size-asian="16pt" style:font-size-complex="16pt"/>
    </style:style>
    <style:style style:name="T24"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e first lecture of the course on Audio Signal Processing for Music Applications!!</text:span></text:p>
              <text:p><text:span text:style-name="T5"/></text:p>
              <text:p><text:span text:style-name="T5"/></text:p>
              <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n this class I will first define audio signal processing and then go over the most common applications of interest to music that are based on signal processing techniques.</text:span></text:p>
              <text:p><text:span text:style-name="T5"/></text:p>
              <text:p><text:span text:style-name="T5">...</text:span></text:p>
              <text:p><text:span text:style-name="T5"/></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8">I</text:span><text:span text:style-name="T9">n</text:span><text:span text:style-name="T6">tentional alteration of sound </text:span></text:p>
                <text:p/>
              </text:list-item>
            </text:list>
          </draw:text-box>
        </draw:frame>
        <draw:custom-shape draw:style-name="gr3" draw:text-style-name="P8" draw:layer="layout" svg:width="6.35cm" svg:height="3.81cm" svg:x="9.144cm" svg:y="11.736cm">
          <text:p text:style-name="P1"><text:span text:style-name="T10">Audio signal </text:span></text:p>
          <text:p text:style-name="P1"><text:span text:style-name="T10">processing </text:span></text:p>
          <text:p text:style-name="P1"><text:span text:style-name="T10">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1">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
            <text:p/>
          </draw:image>
        </draw:frame>
        <draw:frame draw:style-name="gr6" draw:text-style-name="P1" draw:layer="layout" svg:width="5.587cm" svg:height="4.987cm" svg:x="17.019cm" svg:y="11.015cm">
          <draw:image xlink:href="">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2">We define audio signal processing as the engineering field that focuses on the computational methods for intentionally altering sounds.</text:span></text:p>
              <text:p><text:span text:style-name="T12">...</text:span></text:p>
              <text:p><text:span text:style-name="T12"/></text:p>
              <text:p><text:span text:style-name="T12">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3"/></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3.398cm" svg:height="14.852cm" svg:x="1.032cm" svg:y="2.956cm">
          <draw:image xlink:href="">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4">An analog sound is usually electrical; a voltage level representing the air pressure waveform of the sound. Thus it is a continuous function, like the one shown in this top plot.</text:span></text:p>
              <text:p><text:span text:style-name="T14"/></text:p>
              <text:p><text:span text:style-name="T14">On the other hand, a digital representation expresses the pressure waveform as binary numbers, thus it is a discrete function, like the one shown in this bottom plot.</text:span></text:p>
              <text:p><text:span text:style-name="T14"/></text:p>
              <text:p><text:span text:style-name="T14">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4"/></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
            <text:p/>
          </draw:image>
        </draw:frame>
        <draw:frame draw:style-name="gr5" draw:text-style-name="P12" draw:layer="layout" svg:width="12.059cm" svg:height="0.806cm" svg:x="0.416cm" svg:y="17.934cm">
          <draw:text-box>
            <text:p><text:span text:style-name="T15"><text:a xlink:href="http://commons.wikimedia.org/wiki/File:CD-ROM.png" xlink:type="simple">http://commons.wikimedia.org/wiki/File:CD-ROM.png</text: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presentation:user-transformed="true">
            <draw:text-box>
              <text:p><text:span text:style-name="T16">Now let's start going through some applications of audio signal processing.</text:span></text:p>
              <text:p><text:span text:style-name="T16"/></text:p>
              <text:p><text:span text:style-name="T16">One such application is the storage of sounds, thus their recording and reproduction.</text:span></text:p>
              <text:p><text:span text:style-name="T16"/></text:p>
              <text:p><text:span text:style-name="T16">The digital representation of sound waves, such as spoken voice, environmental sounds or music can be recorded as electrical or mechanical inscriptions in a media and can then be recreated from these inscriptions.</text:span></text:p>
              <text:p><text:span text:style-name="T16"/></text:p>
              <text:p><text:span text:style-name="T16"/></text:p>
            </draw:text-box>
          </draw:frame>
        </presentation:notes>
      </draw:page>
      <draw:page draw:name="Application: Level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
            <text:p/>
          </draw:image>
        </draw:frame>
        <draw:frame draw:style-name="gr6" draw:text-style-name="P1" draw:layer="layout" svg:width="8.636cm" svg:height="3.81cm" svg:x="8.828cm" svg:y="8.79cm">
          <draw:image xlink:href="">
            <text:p/>
          </draw:image>
        </draw:frame>
        <draw:frame draw:style-name="gr6" draw:text-style-name="P1" draw:layer="layout" svg:width="23.722cm" svg:height="5.042cm" svg:x="0.608cm" svg:y="13.462cm">
          <draw:image xlink:href="">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5">[using </text:span><text:span text:style-name="T17">Audacity</text:span><text:span text:style-name="T15">]</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4">Another common audio signal processing application is dynamic level compression.</text:span></text:p>
              <text:p><text:span text:style-name="T14"/></text:p>
              <text:p><text:span text:style-name="T14">This is a process that reduces the dynamic range of an audio signal, that is, it narrows the difference between high and low audio levels or amplitudes.</text:span></text:p>
              <text:p><text:span text:style-name="T14"/></text:p>
              <text:p><text:span text:style-name="T14">...</text:span></text:p>
              <text:p><text:span text:style-name="T14"/></text:p>
              <text:p><text:span text:style-name="T14">Level compression is commonly used during sound recording, live sound reinforcement, and broadcasting.</text:span></text:p>
              <text:p><text:span text:style-name="T14"/></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
            <text:p/>
          </draw:image>
        </draw:frame>
        <draw:frame draw:style-name="gr6" draw:text-style-name="P1" draw:layer="layout" svg:width="2.631cm" svg:height="2.77cm" svg:x="3.927cm" svg:y="8.198cm">
          <draw:image xlink:href="">
            <text:p/>
          </draw:image>
        </draw:frame>
        <draw:custom-shape draw:style-name="gr8"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5"><text:a xlink:href="http://commons.wikimedia.org/wiki/File:Gnome-mime-audio-x-mp3.png" xlink:type="simple">http://commons.wikimedia.org/wiki/File:Gnome-mime-audio-x-mp3.png</text:a></text:span></text:p>
            <text:p><text:span text:style-name="T15"><text:a xlink:href="http://commons.wikimedia.org/wiki/File:Gnome-mime-audio-x-wav.png" xlink:type="simple">http://commons.wikimedia.org/wiki/File:Gnome-mime-audio-x-wav.png</text:a></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1" draw:layer="layout" svg:width="16.799cm" svg:height="14.676cm" svg:x="2.1cm" svg:y="14.107cm" presentation:class="notes" presentation:user-transformed="true">
            <draw:text-box>
              <text:p><text:span text:style-name="T16">Another signal processing application is data compression, or also called audio coding.</text:span></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span></text:p>
              <text:p><text:span text:style-name="T16">A number of the basic techniques that we will cover are very much behind audio compression systems.</text:span></text:p>
              <text:p><text:span text:style-name="T14"/></text:p>
            </draw:text-box>
          </draw:frame>
        </presentation:notes>
      </draw:page>
      <draw:page draw:name="Application: Enhancement"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9" draw:text-style-name="P1" draw:layer="layout" svg:width="12.7cm" svg:height="9.652cm" svg:x="0.454cm" svg:y="3.302cm">
          <draw:image xlink:href="">
            <text:p/>
          </draw:image>
        </draw:frame>
        <draw:frame draw:style-name="gr10" draw:text-style-name="P1" draw:layer="layout" svg:width="11.106cm" svg:height="10.667cm" svg:x="13.654cm" svg:y="6.498cm">
          <draw:image xlink:href="">
            <text:p/>
          </draw:image>
        </draw:frame>
        <draw:frame draw:style-name="gr5" draw:text-style-name="P12" draw:layer="layout" svg:width="3.99cm" svg:height="0.806cm" svg:x="9.685cm" svg:y="13.672cm">
          <draw:text-box>
            <text:p><text:span text:style-name="T15">[using </text:span><text:span text:style-name="T17">Audacity</text:span><text:span text:style-name="T15">]</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6">Sound enhancement is another application, which is a process that aims to improve the quality of a sound.</text:span></text:p>
              <text:p><text:span text:style-name="T16"/></text:p>
              <text:p><text:span text:style-name="T16">Such quality improvements can be done by filtering, equalizing, canceling the noise background, or removing echo or reverberation.</text:span></text:p>
              <text:p><text:span text:style-name="T16">...</text:span></text:p>
              <text:p><text:span text:style-name="T16"/></text:p>
              <text:p><text:span text:style-name="T16"/></text:p>
              <text:p><text:span text:style-name="T16"/></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9" draw:text-style-name="P1" draw:layer="layout" svg:width="9.189cm" svg:height="8.82cm" svg:x="1.27cm" svg:y="3.81cm">
          <draw:image xlink:href="">
            <text:p/>
          </draw:image>
        </draw:frame>
        <draw:frame draw:style-name="gr9" draw:text-style-name="P1" draw:layer="layout" svg:width="9.928cm" svg:height="12.353cm" svg:x="13.948cm" svg:y="4.157cm">
          <draw:image xlink:href="">
            <text:p/>
          </draw:image>
        </draw:frame>
        <draw:frame draw:style-name="gr5" draw:text-style-name="P16" draw:layer="layout" svg:width="13.079cm" svg:height="2.384cm" svg:x="0.83cm" svg:y="14.076cm">
          <draw:text-box>
            <text:p><text:span text:style-name="T18">Others:</text:span><text:span text:style-name="T19"> Echo, Reverb, Flanger, Phaser, </text:span></text:p>
            <text:p><text:span text:style-name="T19">Chorus, Pitch shift, Time stretching,</text:span></text:p>
            <text:p><text:span text:style-name="T19">Voice effects, 3D audio effects, Morphing, ....</text:span></text:p>
          </draw:text-box>
        </draw:frame>
        <draw:frame draw:style-name="gr5" draw:text-style-name="P12" draw:layer="layout" svg:width="2.534cm" svg:height="1.361cm" svg:x="10.922cm" svg:y="8.89cm">
          <draw:text-box>
            <text:p><text:span text:style-name="T15">[using</text:span></text:p>
            <text:p><text:span text:style-name="T17">Audacity</text:span><text:span text:style-name="T15">]</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7" draw:layer="layout" svg:width="16.799cm" svg:height="13.364cm" svg:x="2.1cm" svg:y="14.107cm" presentation:class="notes" presentation:user-transformed="true">
            <draw:text-box>
              <text:p><text:span text:style-name="T16">A large group of <text:s/>applications relate to performing sound transformations. This type of applications are used in post-production and in other more creative usages.</text:span></text:p>
              <text:p><text:span text:style-name="T16"/></text:p>
              <text:p><text:span text:style-name="T16">...</text:span></text:p>
              <text:p><text:span text:style-name="T16"/></text:p>
              <text:p><text:span text:style-name="T16">In this course we will target quite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
            <text:p/>
          </draw:image>
        </draw:frame>
        <draw:frame draw:style-name="gr11" draw:text-style-name="P16" draw:layer="layout" svg:width="15.132cm" svg:height="3.566cm" svg:x="0.934cm" svg:y="11.614cm">
          <draw:text-box>
            <text:p><text:span text:style-name="T21">Others:</text:span><text:span text:style-name="T16"> Granular synthesis, </text:span></text:p>
            <text:p><text:span text:style-name="T22">Physical modeling, </text:span><text:span text:style-name="T16">Waveshaping,</text:span></text:p>
            <text:p><text:span text:style-name="T16">Sampling and Spectral synthesis, ...</text:span></text:p>
            <text:p><text:span text:style-name="T19"/></text:p>
          </draw:text-box>
        </draw:frame>
        <draw:frame draw:style-name="gr6" draw:text-style-name="P1" draw:layer="layout" svg:width="8.382cm" svg:height="3.556cm" svg:x="14.478cm" svg:y="4.026cm">
          <draw:image xlink:href="">
            <text:p/>
          </draw:image>
        </draw:frame>
        <draw:frame draw:style-name="gr6" draw:text-style-name="P1" draw:layer="layout" svg:width="5.7cm" svg:height="6.194cm" svg:x="16.906cm" svg:y="10.316cm">
          <draw:image xlink:href="">
            <text:p/>
          </draw:image>
        </draw:frame>
        <draw:frame draw:style-name="gr5" draw:text-style-name="P16" draw:layer="layout" svg:width="15.628cm" svg:height="1.916cm" svg:x="0.57cm" svg:y="16.718cm">
          <draw:text-box>
            <text:p><text:span text:style-name="T15"><text:a xlink:href="http://commons.wikimedia.org/wiki/File:Karplus-strong-schematic.png" xlink:type="simple">http://commons.wikimedia.org/wiki/File:Karplus-strong-schematic.png</text:a></text:span></text:p>
            <text:p><text:span text:style-name="T15"><text:a xlink:href="http://commons.wikimedia.org/wiki/File:2op_FM.svg" xlink:type="simple">http://commons.wikimedia.org/wiki/File:2op_FM.svg</text:a></text:span></text:p>
            <text:p><text:span text:style-name="T15"><text:a xlink:href="http://commons.wikimedia.org/wiki/File:Additive_synthesis.svg" xlink:type="simple">http://commons.wikimedia.org/wiki/File:Additive_synthesis.svg</text:a></text:span></text:p>
          </draw:text-box>
        </draw:frame>
        <draw:frame draw:style-name="gr5" draw:layer="layout" svg:width="6.501cm" svg:height="0.962cm" svg:x="2.348cm" svg:y="7.928cm">
          <draw:text-box>
            <text:p>Subtractive synthesis</text:p>
          </draw:text-box>
        </draw:frame>
        <draw:frame draw:style-name="gr5" draw:layer="layout" svg:width="4.244cm" svg:height="0.962cm" svg:x="16.649cm" svg:y="7.928cm">
          <draw:text-box>
            <text:p>FM synthesis</text:p>
          </draw:text-box>
        </draw:frame>
        <draw:frame draw:style-name="gr5" draw:layer="layout" svg:width="5.586cm" svg:height="0.962cm" svg:x="17.116cm" svg:y="16.51cm">
          <draw:text-box>
            <text:p>Additive synthesis</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text:span text:style-name="T14">One of the traditional uses of signal processing is related to sound synthesis, thus with the aim to generate sounds, either by imitating existing sounds or for creating new timbres.</text:span></text:p>
              <text:p><text:span text:style-name="T14"/></text:p>
              <text:p><text:span text:style-name="T14">...</text:span></text:p>
              <text:p><text:span text:style-name="T14"/></text:p>
              <text:p><text:span text:style-name="T14">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2"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1">Low-level:</text:span><text:span text:style-name="T16"> <text:s/>loudness, timbre, pitch, ..</text:span></text:p>
            <text:p><text:span text:style-name="T21">Mid-level:</text:span><text:span text:style-name="T16"> rhythm, harmony, melody, …</text:span></text:p>
            <text:p><text:span text:style-name="T21">High-level:</text:span><text:span text:style-name="T16">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9" draw:layer="layout" svg:width="16.799cm" svg:height="14.141cm" svg:x="2.1cm" svg:y="14.107cm" presentation:class="notes" presentation:user-transformed="true">
            <draw:text-box>
              <text:p><text:span text:style-name="T20">The last group of applications that I will mention in this lecture are related to sound description; techniques that aim to analyze a sound signal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3"/></text:p>
            </draw:text-box>
          </draw:frame>
        </presentation:notes>
      </draw:page>
      <draw:page draw:name="page12"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4">released using the </text:span><text:span text:style-name="T25">CC Attribution-Noncommercial-Share Alike</text:span><text:span text:style-name="T24"> license or the </text:span><text:span text:style-name="T25">Affero GPL</text:span><text:span text:style-name="T24">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0" draw:layer="layout" svg:width="16.799cm" svg:height="13.364cm" svg:x="2.143cm" svg:y="13.97cm" presentation:class="notes" presentation:user-transformed="true">
            <draw:text-box>
              <text:p><text:span text:style-name="T16">A good overview reference ins the entry of Audio signal processing in Wikipedia</text:span></text:p>
              <text:p><text:span text:style-name="T16">...</text:span></text:p>
              <text:p><text:span text:style-name="T26"/></text:p>
              <text:p><text:span text:style-name="T26"/></text:p>
            </draw:text-box>
          </draw:frame>
        </presentation:notes>
      </draw:page>
      <draw:page draw:name="page13"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4">This is all for this first lecture. I have done a quick overview of the field of audio signal processing, too bad that we will not be able to cover everything.</text:span></text:p>
              <text:p><text:span text:style-name="T14"/></text:p>
              <text:p><text:span text:style-name="T14">From now on we will focus on several core signal processings methodologies and we will exemplify them within a few music application areas.</text:span></text:p>
              <text:p><text:span text:style-name="T14"/></text:p>
              <text:p><text:span text:style-name="T14">I hope this gave you some futher motivation for following the course.</text:span></text:p>
              <text:p><text:span text:style-name="T14"/></text:p>
              <text:p><text:span text:style-name="T14">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13T11:58:19.072229000</dc:date>
    <dc:creator>xavier serra</dc:creator>
    <meta:generator>LibreOffice/4.2.1.1$MacOSX_X86_64 LibreOffice_project/d7dbbd7842e6a58b0f521599204e827654e1fb8b</meta:generator>
    <meta:editing-duration>P3DT46M4S</meta:editing-duration>
    <meta:editing-cycles>55</meta:editing-cycles>
    <meta:document-statistic meta:object-count="103"/>
  </office:meta>
</office:document-meta>
</file>